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rowallia New" svg:font-family="'Browallia New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3.0799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4.4429in"/>
    </style:style>
    <style:style style:name="co6" style:family="table-column">
      <style:table-column-properties fo:break-before="auto" style:column-width="5.7945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5.0189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5.2516in"/>
    </style:style>
    <style:style style:name="co12" style:family="table-column">
      <style:table-column-properties fo:break-before="auto" style:column-width="7.5126in"/>
    </style:style>
    <style:style style:name="co13" style:family="table-column">
      <style:table-column-properties fo:break-before="auto" style:column-width="12.74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2.1772in" fo:break-before="auto" style:use-optimal-row-height="false"/>
    </style:style>
    <style:style style:name="ro9" style:family="table-row">
      <style:table-row-properties style:row-height="1.7189in" fo:break-before="auto" style:use-optimal-row-height="false"/>
    </style:style>
    <style:style style:name="ro10" style:family="table-row">
      <style:table-row-properties style:row-height="1.8854in" fo:break-before="auto" style:use-optimal-row-height="false"/>
    </style:style>
    <style:style style:name="ro11" style:family="table-row">
      <style:table-row-properties style:row-height="1.6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IIS_20_hardening">
      <style:table-properties table:display="true" style:writing-mode="lr-tb"/>
    </style:style>
    <style:style style:name="ta3" style:family="table" style:master-page-name="PageStyle_5f_SSL_20_Certificate_20_Steps_20_For_20_IIS">
      <style:table-properties table:display="true" style:writing-mode="lr-tb"/>
    </style:style>
    <style:style style:name="ta4" style:family="table" style:master-page-name="PageStyle_5f_Certificate_20_import_20__20_in_20_Browser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color="#222b3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7562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ext-properties fo:color="#000000" style:text-outline="false" style:text-line-through-styl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Sr No</text:p>
          </table:table-cell>
          <table:table-cell table:style-name="ce1" office:value-type="string">
            <text:p>Security Issues</text:p>
          </table:table-cell>
          <table:table-cell table:style-name="ce1" office:value-type="string">
            <text:p>Status</text:p>
          </table:table-cell>
          <table:table-cell table:style-name="ce5"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Progaurd Configuration</text:p>
          </table:table-cell>
          <table:table-cell table:style-name="ce3" office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DB File Backup Allowed</text:p>
          </table:table-cell>
          <table:table-cell table:style-name="ce3" office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Missing Protection Against Screenshots</text:p>
          </table:table-cell>
          <table:table-cell table:style-name="ce3" office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No Bluring to app in backgraound </text:p>
          </table:table-cell>
          <table:table-cell table:style-name="ce3" office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Missing check for the Download Source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pp Allowed to run in the rooted device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 can run on emulator </text:p>
          </table:table-cell>
          <table:table-cell table:style-name="ce3" office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App can be reverse Engineer</text:p>
          </table:table-cell>
          <table:table-cell table:style-name="ce3" office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IS hardening" table:style-name="ta2" table:print="false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number-columns-repeated="1018" table:default-cell-style-name="ce6"/>
        <table:table-row table:style-name="ro2">
          <table:table-cell/>
          <table:table-cell table:style-name="ce9" office:value-type="string">
            <text:p>Setting</text:p>
          </table:table-cell>
          <table:table-cell table:style-name="ce9" office:value-type="string">
            <text:p>Procedure to do setting </text:p>
          </table:table-cell>
          <table:table-cell table:number-columns-repeated="1021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7" office:value-type="string">
            <text:p>Disable directoryBrowsing</text:p>
          </table:table-cell>
          <table:table-cell table:style-name="ce7" office:value-type="string">
            <text:p>Open the IIS <text:s/>Manager.</text:p>
            <text:p>Click the site name under review.</text:p>
            <text:p>Double-click the "Directory Browsing" icon.</text:p>
            <text:p>Click “Disable” in the "Actions" pane.</text:p>
            <text:p/>
          </table:table-cell>
          <table:table-cell table:style-name="ce7" office:value-type="string">
            <text:p>Done</text:p>
          </table:table-cell>
          <table:table-cell table:style-name="ce7" office:value-type="string">
            <text:p>working fine</text:p>
          </table:table-cell>
          <table:table-cell table:style-name="ce7" office:value-type="string">
            <text:p>Already Disabled</text:p>
          </table:table-cell>
          <table:table-cell table:style-name="ce7" table:number-columns-repeated="1018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string">
            <text:p>Avoid wildcard host headers</text:p>
          </table:table-cell>
          <table:table-cell table:style-name="ce7" table:number-columns-repeated="1022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Ensure applicationPoolIdentity is configured for all application pools</text:p>
          </table:table-cell>
          <table:table-cell table:style-name="ce8" office:value-type="string">
            <text:p>1.Open the IIS Management Console (INETMGR.MSC).</text:p>
            <text:p>2.Open the Application Pools node underneath the machine node. </text:p>
            <text:p>3.Select the application pool you want to change to run under an automatically generated application pool identity.</text:p>
            <text:p>4.Right click the application pool and select Advanced Settings</text:p>
            <text:p>5.Select the Identity list item</text:p>
            <text:p>6.Select the identity type ApplicationPoolIdentity from the combo box.</text:p>
          </table:table-cell>
          <table:table-cell table:style-name="ce8" office:value-type="string">
            <text:p>Done</text:p>
          </table:table-cell>
          <table:table-cell table:style-name="ce8" office:value-type="string">
            <text:p>working fine</text:p>
          </table:table-cell>
          <table:table-cell table:style-name="ce8" table:number-columns-repeated="1019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8" office:value-type="string">
            <text:p>Use an unique applicationPool per site</text:p>
          </table:table-cell>
          <table:table-cell table:style-name="ce8" office:value-type="string">
            <text:p>1.Expand Sites and locate the virtual directory where you want to use the application pool.</text:p>
            <text:p>2.Select the virtual directory and on the right panel click Advanced Setting.</text:p>
            <text:p>3.Go to the General section and on the Application Pool,</text:p>
            <text:p>4.click Browse and select the application pool created / Check Selected Application Pool </text:p>
          </table:table-cell>
          <table:table-cell table:style-name="ce8" office:value-type="string">
            <text:p>Done</text:p>
          </table:table-cell>
          <table:table-cell table:style-name="ce8" office:value-type="string">
            <text:p>working fine</text:p>
          </table:table-cell>
          <table:table-cell table:style-name="ce8" table:number-columns-repeated="1019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7" office:value-type="string">
            <text:p>Disable IIS detailed error page from displaying remotely</text:p>
          </table:table-cell>
          <table:table-cell table:style-name="ce7" office:value-type="string">
            <text:p>Open the IIS <text:s/>Manager.</text:p>
            <text:p>Click the site name under review.</text:p>
            <text:p>Double-click the "Error Pages" icon.</text:p>
            <text:p>Click “Edit Feature Settings” in the "Actions" pane.</text:p>
            <text:p>select <text:s/>Detailed errors for local requests and custom error pages for remote requests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working fine</text:p>
          </table:table-cell>
          <table:table-cell table:style-name="ce7" table:number-columns-repeated="1019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7" office:value-type="string">
            <text:p>Configure maxAllowedContentLength</text:p>
          </table:table-cell>
          <table:table-cell table:style-name="ce7" office:value-type="string">
            <text:p>Open the IIS <text:s/>Manager.</text:p>
            <text:p>Click the site name under review.</text:p>
            <text:p>Double-click the "Request Filtering" icon.</text:p>
            <text:p>Click “Edit Feature Settings” in the "Actions" pane.</text:p>
            <text:p>fill maxAllowedContentLength .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working fine</text:p>
          </table:table-cell>
          <table:table-cell table:style-name="ce7" table:number-columns-repeated="1019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7" office:value-type="string">
            <text:p>Configure maxURL request filter</text:p>
          </table:table-cell>
          <table:table-cell table:style-name="ce7" office:value-type="string">
            <text:p>Open the IIS <text:s/>Manager.</text:p>
            <text:p>Click the site name under review.</text:p>
            <text:p>Double-click the "Request Filtering" icon.</text:p>
            <text:p>Click “Edit Feature Settings” in the "Actions" pane.</text:p>
            <text:p>fill <text:s/>maxURL request filter.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working fine</text:p>
          </table:table-cell>
          <table:table-cell table:style-name="ce7" table:number-columns-repeated="1019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7" office:value-type="string">
            <text:p>Configure maxQueryString request filter</text:p>
          </table:table-cell>
          <table:table-cell table:style-name="ce7" office:value-type="string">
            <text:p>Open the IIS <text:s/>Manager.</text:p>
            <text:p>Click the site name under review.</text:p>
            <text:p>Double-click the "Request Filtering" icon.</text:p>
            <text:p>Click “Edit Feature Settings” in the "Actions" pane.</text:p>
            <text:p>fill maxQueryString .</text:p>
          </table:table-cell>
          <table:table-cell table:style-name="ce7" table:number-columns-repeated="1021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7" office:value-type="string">
            <text:p>Reject non-ASCII characters in URLs</text:p>
          </table:table-cell>
          <table:table-cell table:style-name="ce7" office:value-type="string">
            <text:p>Open the IIS <text:s/>Manager.</text:p>
            <text:p>Click the site name under review.</text:p>
            <text:p>Double-click the "Request Filtering" icon.</text:p>
            <text:p>Click “Edit Feature Settings” in the "Actions" pane.</text:p>
            <text:p>Uncheck the "Allow high-bit characters" check box.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working fine</text:p>
          </table:table-cell>
          <table:table-cell table:style-name="ce7" table:number-columns-repeated="1019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7" office:value-type="string">
            <text:p>Reject double-encoded requests</text:p>
          </table:table-cell>
          <table:table-cell table:style-name="ce7" office:value-type="string">
            <text:p>Open the IIS Manager.</text:p>
            <text:p>Click the site name under review.</text:p>
            <text:p>Double-click the "Request Filtering" icon.</text:p>
            <text:p>Click “Edit Feature Settings” in the "Actions" pane.</text:p>
            <text:p>Uncheck the "Allow double escaping" check box.</text:p>
          </table:table-cell>
          <table:table-cell table:style-name="ce7" table:number-columns-repeated="1021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7" office:value-type="string">
            <text:p>Disable HTTP trace requests</text:p>
          </table:table-cell>
          <table:table-cell table:style-name="ce7" office:value-type="string">
            <text:p>Go to IIS Manager</text:p>
            <text:p>Click the website name</text:p>
            <text:p>Double click “Request Filtering” (If you don’t see Request Filtering icon, please install it)</text:p>
            <text:p>Go to “HTTP Verbs” tab</text:p>
            <text:p>Click “Deny Verb” from the Actions menu. Type “TRACE”. Click “OK”</text:p>
            <text:p/>
          </table:table-cell>
          <table:table-cell table:style-name="ce7" office:value-type="string">
            <text:p>Done</text:p>
          </table:table-cell>
          <table:table-cell table:style-name="ce7" office:value-type="string">
            <text:p>working fine</text:p>
          </table:table-cell>
          <table:table-cell table:style-name="ce7" table:number-columns-repeated="1019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7" office:value-type="string">
            <text:p>Disallow unlisted file extensions</text:p>
          </table:table-cell>
          <table:table-cell table:style-name="ce7" office:value-type="string">
            <text:p>Open the IIS <text:s/>Manager.</text:p>
            <text:p>Click the site name under review.</text:p>
            <text:p>Double-click the "Request Filtering" icon.</text:p>
            <text:p>Click “Edit Feature Settings” in the "Actions" pane.</text:p>
            <text:p>Uncheck the "Allow unlisted file name extensions" check box.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not working fine</text:p>
          </table:table-cell>
          <table:table-cell table:style-name="ce7" table:number-columns-repeated="1019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7" office:value-type="string">
            <text:p>Enable Dynamic IP Address Restrictions</text:p>
          </table:table-cell>
          <table:table-cell table:style-name="ce7" table:number-columns-repeated="1022"/>
        </table:table-row>
        <table:table-row table:style-name="ro6">
          <table:table-cell table:style-name="ce7" office:value-type="float" office:value="14">
            <text:p>14</text:p>
          </table:table-cell>
          <table:table-cell table:style-name="ce7" office:value-type="string">
            <text:p>SSL/TLS settings are controlled at the SChannel level. They are set machine wide and IIS respects these values.</text:p>
          </table:table-cell>
          <table:table-cell table:style-name="ce7" table:number-columns-repeated="1022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7" office:value-type="string">
            <text:p>Disable SSL v2/v3</text:p>
          </table:table-cell>
          <table:table-cell table:style-name="ce7" table:number-columns-repeated="1022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7" office:value-type="string">
            <text:p>Disable TLS 1.0</text:p>
          </table:table-cell>
          <table:table-cell table:style-name="ce7" table:number-columns-repeated="1022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7" office:value-type="string">
            <text:p>Disable TLS 1.1</text:p>
          </table:table-cell>
          <table:table-cell table:style-name="ce7" table:number-columns-repeated="1022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7" office:value-type="string">
            <text:p>Ensure TLS 1.2 is enabled</text:p>
          </table:table-cell>
          <table:table-cell table:style-name="ce10" office:value-type="string">
            <text:p><text:a xlink:href="https://tecadmin.net/enable-tls-on-windows-server-and-iis/">https://tecadmin.net/enable-tls-on-windows-server-and-iis/</text:a></text:p>
          </table:table-cell>
          <table:table-cell table:style-name="ce7" table:number-columns-repeated="1021"/>
        </table:table-row>
        <table:table-row table:style-name="ro6">
          <table:table-cell table:style-name="ce7" office:value-type="float" office:value="19">
            <text:p>19</text:p>
          </table:table-cell>
          <table:table-cell table:style-name="ce7" office:value-type="string">
            <text:p>Disable weak cipher suites (NULL cipher suites, DES cipher suites, RC4 cipher suites, Triple DES, etc)</text:p>
          </table:table-cell>
          <table:table-cell table:style-name="ce7" table:number-columns-repeated="1022"/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7" office:value-type="string">
            <text:p>Ensure TLS cipher suites are correctly ordered</text:p>
          </table:table-cell>
          <table:table-cell table:style-name="ce7" table:number-columns-repeated="1022"/>
        </table:table-row>
        <table:table-row table:style-name="ro1" table:number-rows-repeated="3">
          <table:table-cell table:style-name="ce7" table:number-columns-repeated="102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L Certificate Steps For IIS" table:style-name="ta3" table:print="false">
        <table:table-column table:style-name="co3" table:default-cell-style-name="Excel_20_Built-in_20_Normal"/>
        <table:table-column table:style-name="co10" table:default-cell-style-name="Excel_20_Built-in_20_Normal"/>
        <table:table-column table:style-name="co11" table:default-cell-style-name="ce16"/>
        <table:table-column table:style-name="co12" table:default-cell-style-name="Excel_20_Built-in_20_Normal"/>
        <table:table-column table:style-name="co3" table:number-columns-repeated="1020" table:default-cell-style-name="Excel_20_Built-in_20_Normal"/>
        <table:table-row table:style-name="ro7">
          <table:table-cell table:number-columns-repeated="3"/>
          <table:table-cell table:style-name="ce1" office:value-type="string">
            <text:p>Self Signed Certificate</text:p>
          </table:table-cell>
          <table:table-cell table:number-columns-repeated="1020"/>
        </table:table-row>
        <table:table-row table:style-name="ro8">
          <table:table-cell table:style-name="ce11" office:value-type="string" table:number-columns-spanned="2" table:number-rows-spanned="1">
            <text:p>Add a Certificate Snap-in to the Microsoft Management Console (MMC)</text:p>
          </table:table-cell>
          <table:covered-table-cell table:style-name="ce14"/>
          <table:table-cell table:style-name="ce17" office:value-type="string">
            <text:p>1.Click on your Start Menu, then click Run.</text:p>
            <text:p>2.In the prompt, type mmc and click OK.</text:p>
            <text:p>3.Click File, then click Add/Remove Snap-in.</text:p>
            <text:p>4.On the new window, click the Add button.</text:p>
            <text:p>5.On the new window, select Certificates and click Add.</text:p>
            <text:p>6.Select Computer account for the snap-in and click Next.</text:p>
            <text:p>7.Click Local computer and click Finish.</text:p>
            <text:p>8.Click Close on the Add Standalone Snap-in window.</text:p>
            <text:p>9.Click OK on the Add/Remove Snap-in window</text:p>
          </table:table-cell>
          <table:table-cell table:style-name="ce18" office:value-type="string">
            <text:p>1.In the left Connections menu, select the server name (host) where you want to install the certificate._x000D_</text:p>
            <text:p>2.Navigate to the Security section_x000D_</text:p>
            <text:p>In the center menu, click the Server Certificates icon under the Security section near the bottom._x000D_</text:p>
            <text:p>3.In the right Actions menu, click Complete Certificate Request._x000D_</text:p>
            <text:p>4.In the Complete Certificate Request wizard, click “…” to browse and select Your Server Certificate file that was previously saved on your server’s desktop._x000D_</text:p>
            <text:p>5.Enter a Friendly Name which is an internal reference name to distinguish the file later. We recommend including the CAs name and expiration date_x000D_</text:p>
            <text:p>6.Click OK and the newly installed certificate should appear in the refreshed Server Certificate List.</text:p>
          </table:table-cell>
          <table:table-cell table:number-columns-repeated="1020"/>
        </table:table-row>
        <table:table-row table:style-name="ro9">
          <table:table-cell table:style-name="ce11" office:value-type="string" table:number-columns-spanned="2" table:number-rows-spanned="1">
            <text:p>Import the Intermediate SSL Certificate</text:p>
          </table:table-cell>
          <table:covered-table-cell table:style-name="ce14"/>
          <table:table-cell table:style-name="ce17" office:value-type="string">
            <text:p>10.In the MCC Console, click ▸ to expand Certificates (Local Computer).</text:p>
            <text:p>11.Right click on the Intermediate Certification Authorities folder, hover over All Tasks and click Import.</text:p>
            <text:p>12.On the new window, click Next.</text:p>
            <text:p>13.Click Browse, find your previously uploaded intermediate certificate file and click Open.</text:p>
            <text:p>14.Click Next, verify that the certificate information is proper and click Finish.</text:p>
            <text:p>15.Close the the import was successful notification.</text:p>
          </table:table-cell>
          <table:table-cell table:number-columns-repeated="1021"/>
        </table:table-row>
        <table:table-row table:style-name="ro10">
          <table:table-cell table:style-name="ce12" office:value-type="string" table:number-columns-spanned="2" table:number-rows-spanned="1">
            <text:p>Install your SSL certificate</text:p>
          </table:table-cell>
          <table:covered-table-cell table:style-name="ce15"/>
          <table:table-cell table:style-name="ce17" office:value-type="string">
            <text:p>16.Click on your Start Menu, then click Run._x000D_</text:p>
            <text:p>17.In the prompt, type inetmgr and click OK to launch the Internet Information Services (IIS) Manager._x000D_</text:p>
            <text:p>18.Under the Connections panel on the left, click on your Server Name._x000D_</text:p>
            <text:p>19.In the main panel under the IIS section, double click on Server Certificates._x000D_</text:p>
            <text:p>20.Under the Actions panel on the right, click Complete Certificate Request._x000D_</text:p>
            <text:p>21.On the new window, click ... to browse, find your previously uploaded primary certificate file and click Open._x000D_</text:p>
            <text:p>22.Add a Friendly name to easily identify this certificate in the future._x000D_</text:p>
            <text:p>23.Click OK.</text:p>
          </table:table-cell>
          <table:table-cell table:number-columns-repeated="1021"/>
        </table:table-row>
        <table:table-row table:style-name="ro11">
          <table:table-cell table:style-name="ce12" office:value-type="string" table:number-columns-spanned="2" table:number-rows-spanned="1">
            <text:p>Bind the SSL certificate</text:p>
          </table:table-cell>
          <table:covered-table-cell table:style-name="ce15"/>
          <table:table-cell table:style-name="ce17" office:value-type="string">
            <text:p>24.Under the Connections panel on the left, click ▸ to expand the Sites folder.</text:p>
            <text:p>25.Click the Site Name that you plan to install the SSL certificate onto.</text:p>
            <text:p>26.Under the Actions panel on the right, find the Edit Site section and click Bindings.</text:p>
            <text:p>27.On the new window, click Add and fill out the following information:</text:p>
            <text:p><text:s text:c="2"/>-Type: select https.</text:p>
            <text:p><text:s text:c="2"/>-IP Address: select All Unassigned.</text:p>
            <text:p><text:s text:c="2"/>-Port: type in 443.</text:p>
            <text:p><text:s text:c="2"/>-Host name: leave this empty.</text:p>
            <text:p><text:s text:c="2"/>-SSL Certificate: select your recently installed SSL.</text:p>
            <text:p>28.Click OK to confirm, then Close for the Site Bindings window.</text:p>
          </table:table-cell>
          <table:table-cell table:number-columns-repeated="1021"/>
        </table:table-row>
        <table:table-row table:style-name="ro7">
          <table:table-cell table:style-name="ce13" office:value-type="string" table:number-columns-spanned="2" table:number-rows-spanned="1">
            <text:p>Restart IIS</text:p>
          </table:table-cell>
          <table:covered-table-cell table:style-name="ce1"/>
          <table:table-cell office:value-type="string">
            <text:p>29.Under the Actions panel on the right, find the Manage Website section and click Restart.</text:p>
          </table:table-cell>
          <table:table-cell table:number-columns-repeated="1021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ertificate import  in Browser" table:style-name="ta4" table:print="false">
        <table:table-column table:style-name="co3" table:default-cell-style-name="Excel_20_Built-in_20_Normal"/>
        <table:table-column table:style-name="co13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5" office:value-type="string">
            <text:p>To install the digital certificate in Internet Explorer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en Internet Explorer.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ick on “Tools” on the toolbar and select “Internet Options”. If the toolbar is not visible, click the “gear” in the upper-right-hand corner and select “Internet Options”.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lect the “Content” tab.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ick the “Certificates” button. Select the “Personal” tab and click the “Import …” button.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 the “Certificate Import Wizard” window, click the “Next” button to start the wizard.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lick the “Browse…” button.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o to the location where you stored your digital certificate and make sure the button next to “File name:” shows “Personal Information Exchange (*.pfx;*.p12)” is select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elect the filename you saved the certificate as and click the “Open” button.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sure the filename is correct and click the “Next” button in the “Certificate Import Wizard” window.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e sure the button next to “Place all certificates in the following store”is selected and “Trusted Root Certification Authorities” is selected for the “Certificate store:” window. Click the “Next”button.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 the window “Completing the Certificate Import Wizard”, verify your information and click the “Finish” button.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You will get a notification window if all steps have been performed properly. Click the “OK” button.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Your certificate should now be in the “Certificates” window under the “Trusted Root Certification Authorities” tab. Click the “Close” button to close the “Certificates” window.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lick the “OK” button to close the “Internet Options” window. Your digital certificate is now part of Internet Explore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Enable SSL/TLS in Microsoft Internet Explor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re is how to enable TLS/SSL certificate on Internet Explore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en Internet Explorer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lect the Tools option or press Alt + X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ick the Internet Options tab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o to the Advanced tab and keep scrolling till Security category comes up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w check the boxes for the TLS/SSL version you want to enable ( Use TLS 1.0, Use TLS 1.1, Use TLS 1.3, Use SSL 3.0)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w uncheck the boxes for warn about certificate address mismatch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lick OK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ose the browser and open it again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rowallia New" svg:font-family="'Browallia New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0">03/30/2023</text:date>, <text:time>18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IS_20_hardening" style:display-name="PageStyle_IIS harde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L_20_Certificate_20_Steps_20_For_20_IIS" style:display-name="PageStyle_SSL Certificate Steps For I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rtificate_20_import_20__20_in_20_Browser" style:display-name="PageStyle_Certificate import  in Brows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meta:document-statistic meta:table-count="4" meta:cell-count="157" meta:object-count="0"/>
  </office:meta>
</office:document-meta>
</file>